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0688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1382in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5,2</text:p>
          </table:table-cell>
          <table:table-cell table:style-name="Table1.A2" office:value-type="string">
            <text:p text:style-name="Standard">Teeth,Mouth,Saliva</text:p>
          </table:table-cell>
          <table:table-cell table:style-name="Table1.A2" office:value-type="string">
            <text:p text:style-name="CI-T-Cname">TEETH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EETH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15033,2,15033</text:p>
          </table:table-cell>
          <table:table-cell table:style-name="Table3.A2" office:value-type="string">
            <text:p text:style-name="SK-T-L2"><text:span text:style-name="SK-T-L2-C1">Bor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K-T-Rubfnote"/>
          </table:table-cell>
          <table:table-cell table:style-name="Table3.A2" table:number-rows-spanned="2" office:value-type="string">
            <text:p text:style-name="SK-T-Rem">Merc.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4" office:value-type="string">
            <text:p text:style-name="SK-T-L1">15034,2,15034</text:p>
          </table:table-cell>
          <table:table-cell table:style-name="Table3.A2" table:number-rows-spanned="3" office:value-type="string">
            <text:p text:style-name="SK-T-L2"><text:span text:style-name="SK-T-L2-C1">cold</text:span>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5035,2,15035</text:p>
          </table:table-cell>
          <table:table-cell table:style-name="Table3.A2" office:value-type="string">
            <text:p text:style-name="SK-T-L2"><text:span text:style-name="SK-T-L2-C1">dentition</text:span></text:p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L2" office:value-type="float" office:value="15004">
            <text:p text:style-name="SK-T-See">15004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/>
          </table:table-cell>
          <table:table-cell table:style-name="Table3.L2" table:number-rows-spanned="2">
            <text:p text:style-name="Standard"/>
          </table:table-cell>
          <table:table-cell table:style-name="Table3.A2" table:number-rows-spanned="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5037,2,15037</text:p>
          </table:table-cell>
          <table:table-cell table:style-name="Table3.A2" office:value-type="string">
            <text:p text:style-name="SK-T-L2"><text:span text:style-name="SK-T-L2-C1">eating</text:span>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5039,2,15039</text:p>
          </table:table-cell>
          <table:table-cell table:style-name="Table3.A2" office:value-type="string">
            <text:p text:style-name="SK-T-L2"><text:span text:style-name="SK-T-L2-C1">edge</text:span>, 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6" office:value-type="string">
            <text:p text:style-name="SK-T-L1">15041,2,15041</text:p>
          </table:table-cell>
          <table:table-cell table:style-name="Table3.A2" table:number-rows-spanned="9" office:value-type="string">
            <text:p text:style-name="SK-T-L2"><text:span text:style-name="SK-T-L2-C1">extending</text:span> to ears, head or face, pain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4" office:value-type="string">
            <text:p text:style-name="SK-T-L1">15043,2,15043</text:p>
          </table:table-cell>
          <table:table-cell table:style-name="Table3.A2" table:number-rows-spanned="7" office:value-type="string">
            <text:p text:style-name="SK-T-L2"><text:span text:style-name="SK-T-L2-C1">grinding</text:span>, clench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0" office:value-type="string">
            <text:p text:style-name="SK-T-L1">15045,3,150<text:soft-page-break/>43</text:p>
          </table:table-cell>
          <table:table-cell table:style-name="Table3.A2" table:number-rows-spanned="5" office:value-type="string">
            <text:p text:style-name="SK-T-L2"><text:span text:style-name="SK-T-L2-C1">grinding</text:span></text:p>
          </table:table-cell>
          <table:table-cell table:style-name="Table3.A2" table:number-rows-spanned="5" office:value-type="string">
            <text:p text:style-name="SK-T-L3">in slee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n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8" office:value-type="string">
            <text:p text:style-name="SK-T-L1">15047,2,15047</text:p>
          </table:table-cell>
          <table:table-cell table:style-name="Table3.A2" table:number-rows-spanned="15" office:value-type="string">
            <text:p text:style-name="SK-T-L2"><text:span text:style-name="SK-T-L2-C1">hollow</text:span>, early decay, soft, brittle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6" office:value-type="string">
            <text:p text:style-name="SK-T-L1">15049,2,15049</text:p>
          </table:table-cell>
          <table:table-cell table:style-name="Table3.A2" table:number-rows-spanned="3" office:value-type="string">
            <text:p text:style-name="SK-T-L2"><text:span text:style-name="SK-T-L2-C1">jerk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4" office:value-type="string">
            <text:p text:style-name="SK-T-L1">15051,2,15051</text:p>
          </table:table-cell>
          <table:table-cell table:style-name="Table3.A2" table:number-rows-spanned="7" office:value-type="string">
            <text:p text:style-name="SK-T-L2"><text:span text:style-name="SK-T-L2-C1">loose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4" office:value-type="string">
            <text:p text:style-name="SK-T-L1">15053,2,15053</text:p>
          </table:table-cell>
          <table:table-cell table:style-name="Table3.A2" table:number-rows-spanned="7" office:value-type="string">
            <text:p text:style-name="SK-T-L2"><text:span text:style-name="SK-T-L2-C1">menses</text:span>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0" office:value-type="string">
            <text:p text:style-name="SK-T-L1">15055,2,15055</text:p>
          </table:table-cell>
          <table:table-cell table:style-name="Table3.A2" table:number-rows-spanned="5" office:value-type="string">
            <text:p text:style-name="SK-T-L2"><text:span text:style-name="SK-T-L2-C1">numb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0" office:value-type="string">
            <text:p text:style-name="SK-T-L1">15057<text:soft-page-break/>,2,15057</text:p>
          </table:table-cell>
          <table:table-cell table:style-name="Table3.A2" table:number-rows-spanned="5" office:value-type="string">
            <text:p text:style-name="SK-T-L2"><text:span text:style-name="SK-T-L2-C1">radiating </text:span><text:soft-page-break/><text:span text:style-name="SK-T-L2-C1">pain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5059,2,15059</text:p>
          </table:table-cell>
          <table:table-cell table:style-name="Table3.A2" office:value-type="string">
            <text:p text:style-name="SK-T-L2"><text:span text:style-name="SK-T-L2-C1">sordes</text:span>, slim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5061,2,15061</text:p>
          </table:table-cell>
          <table:table-cell table:style-name="Table3.A2" office:value-type="string">
            <text:p text:style-name="SK-T-L2"><text:span text:style-name="SK-T-L2-C1">stitch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5063,2,15063</text:p>
          </table:table-cell>
          <table:table-cell table:style-name="Table3.A2" office:value-type="string">
            <text:p text:style-name="SK-T-L2"><text:span text:style-name="SK-T-L2-C1">tear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5065,2,15065</text:p>
          </table:table-cell>
          <table:table-cell table:style-name="Table3.A2" office:value-type="string">
            <text:p text:style-name="SK-T-L2"><text:span text:style-name="SK-T-L2-C1">toothache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L2" office:value-type="float" office:value="15004">
            <text:p text:style-name="SK-T-See">15004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/></text:p>
          </table:table-cell>
          <table:table-cell table:style-name="Table3.L2" table:number-rows-spanned="2">
            <text:p text:style-name="Standard"/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21:00.38</dc:date>
    <meta:editing-duration>PT51M27S</meta:editing-duration>
    <meta:editing-cycles>11</meta:editing-cycles>
    <meta:document-statistic meta:table-count="2" meta:image-count="0" meta:object-count="0" meta:page-count="6" meta:paragraph-count="271" meta:word-count="298" meta:character-count="1241"/>
  </office:meta>
</office:document-meta>
</file>